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Yu Gothic UI Semibold" svg:font-family="'Yu Gothic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start" style:justify-single-word="false" fo:text-indent="0in" style:auto-text-indent="true"/>
    </style:style>
    <style:style style:name="P2" style:family="paragraph" style:parent-style-name="Text_20_body">
      <style:paragraph-properties fo:margin-left="0in" fo:margin-right="0in" fo:text-align="start" style:justify-single-word="false" fo:text-indent="0in" style:auto-text-indent="true"/>
      <style:text-properties fo:language="ru" fo:country="RU"/>
    </style:style>
    <style:style style:name="P3" style:family="paragraph" style:parent-style-name="Heading_20_3">
      <style:paragraph-properties fo:margin-left="0in" fo:margin-right="0in" fo:text-align="center" style:justify-single-word="false" fo:text-indent="0in" style:auto-text-indent="true"/>
    </style:style>
    <style:style style:name="T1" style:family="text">
      <style:text-properties fo:language="ru" fo:country="RU"/>
    </style:style>
    <style:style style:name="T2" style:family="text">
      <style:text-properties fo:language="en" fo:country="US"/>
    </style:style>
    <style:style style:name="T3" style:family="text">
      <style:text-properties fo:font-size="14pt" fo:language="ru" fo:country="RU" fo:font-weight="bold" style:font-size-asian="14pt" style:font-weight-asian="bold" style:font-size-complex="14pt" style:font-weight-complex="bold"/>
    </style:style>
    <style:style style:name="T4" style:family="text">
      <style:text-properties style:font-name="Courier New" fo:font-weight="bold" style:font-weight-asian="bold" style:font-weight-complex="bold"/>
    </style:style>
    <style:style style:name="T5" style:family="text">
      <style:text-properties style:font-name="Times New Roman" fo:font-size="12pt" fo:language="ru" fo:country="RU" style:font-size-asian="12pt" style:font-size-complex="12pt"/>
    </style:style>
    <style:style style:name="T6" style:family="text">
      <style:text-properties style:font-name="Times New Roman" fo:font-size="12pt" fo:language="ru" fo:country="RU" style:text-underline-style="solid" style:text-underline-width="auto" style:text-underline-color="font-color" fo:font-weight="bold" style:font-size-asian="12pt" style:font-weight-asian="bold" style:font-size-complex="12pt" style:font-weight-complex="bold"/>
    </style:style>
    <style:style style:name="T7" style:family="text">
      <style:text-properties style:font-name="Times New Roman" fo:font-size="12pt" fo:language="ru" fo:country="RU" style:text-underline-style="none" style:font-size-asian="12pt" style:font-size-complex="12pt"/>
    </style:style>
    <style:style style:name="T8" style:family="text">
      <style:text-properties style:font-name="Times New Roman" fo:font-size="12pt" fo:language="ru" fo:country="RU"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Bitcoins the hard way: Using the raw Bitcoin protocol </text:h>
      <text:p text:style-name="P1"/>
      <text:p text:style-name="P2">Все внимание медиа, в последнее время прикованно к биткоину, и это подстегуло меня к изучению как Биткоин реально работает. Обычные люди используют софт который инкапсулярует то, что происхолит внутри, но я хочу понять протокол на практике.Моя цель в том, чтобы использовать систему биткоина напрямую, создавать транзакции вручную, скармливать системе данные в шестнадцатеричной СС, и смотреть как она работает (как она их обрабатывает). Это оказалось гораздо сложнее, чем предполагалось, но я много изучил в процессе, надеюсь вам тоже будет интересно.<text:line-break/></text:p>
      <text:p text:style-name="P2">Этот пост в блоге начинается с быстрого обзора биткоина и потом переходит к низкоуровневым деталям : создание биткоин адреса, создание транзакции, скармливание в <text:span text:style-name="T2">p2p </text:span>сеть и получение результатов.<text:line-break/><text:line-break/></text:p>
      <text:h text:style-name="Heading_20_3" text:outline-level="3"><text:line-break/><text:span text:style-name="T4">• Быстрый обзор технологии</text:span></text:h>
      <text:p text:style-name="P2">Я начну с быстрого обзора того, как биткоин работает, перед погружением в детали. Биткоин относительно новая цифровая валюта, которая может передаваться по всему интернету. Вы можете приобрести биткоин за доллары или любую другую традиционную валюту на специализированных биржах, отправлять биткоины другим людям, покупать на них вещи, а так же обменивать их обратно в доллары.<text:line-break/></text:p>
      <text:p text:style-name="P1"><text:span text:style-name="T1">Чтобы немного упростить, биткоины состоят из записей в распределенной базе данных, которая хранит следы держателя биткоинов. В отличии от банков, биткоины не привязаны к счетам или к клиентам. Вместо этого биткоины принадлежат адресу кошельку напр. </text:span><text:span text:style-name="Source_20_Text">1KKKK6N21XKo48zWKuQKXdvSsCf95ibHFa.<text:line-break/><text:line-break/><text:line-break/><text:line-break/><text:line-break/></text:span><text:span text:style-name="Source_20_Text"><text:span text:style-name="T3">• </text:span></text:span><text:span text:style-name="Source_20_Text"><text:span text:style-name="T3">Биткоин транзакции</text:span></text:span></text:p>
      <text:p text:style-name="P1"><text:span text:style-name="Source_20_Text"><text:span text:style-name="T5">Транзакции — это механизм для траты биткоинов. В транзакции, владелец биткоинов делегирует владение ими новому адресу другого владельца.<text:line-break/></text:span></text:span></text:p>
      <text:p text:style-name="P1"><text:span text:style-name="Source_20_Text"><text:span text:style-name="T5">Ключевая иновация биткоина, это способ регистрации транзакций </text:span></text:span><text:span text:style-name="Source_20_Text"><text:span text:style-name="T7">в распределенной базе данных посредством </text:span></text:span><text:span text:style-name="Source_20_Text"><text:span text:style-name="T6">майнинга</text:span></text:span><text:span text:style-name="Source_20_Text"><text:span text:style-name="T5">. Транзакции группируют в блоки и примерно кажде 10 минут новый блок с транзакциями отправляется, становясь частью транзакционного лога (журнала транзакций) известного как </text:span></text:span><text:span text:style-name="Source_20_Text"><text:span text:style-name="T8">блокчейн (цепочка блоков / транзакций)</text:span></text:span><text:span text:style-name="Source_20_Text"><text:span text:style-name="T5">, эта операция указывает на то, что сделка была совершена более-менее официально. Майнинг биткоина это процесс, при котором транзакции помещаются в блок, чтобы убедиться, что каждый имеет последовательный обзор регистрационного журнала / лога операций. Чтобы добыть блок, майнеры должны найти очень редкое решение проблемы, в противном случае бессмысленное. Найденное решение </text:span></text:span><text:soft-page-break/><text:span text:style-name="Source_20_Text"><text:span text:style-name="T5">генерирует блок, которое становится частью официального блокчейна.</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Yu Gothic UI Semibold" svg:font-family="'Yu Gothic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29T13:00:52.67</meta:creation-date>
    <dc:date>2021-08-29T15:06:53.30</dc:date>
    <meta:editing-duration>PT1H50M13S</meta:editing-duration>
    <meta:editing-cycles>15</meta:editing-cycles>
    <meta:generator>OpenOffice/4.1.10$Win32 OpenOffice.org_project/4110m2$Build-9807</meta:generator>
    <meta:document-statistic meta:table-count="0" meta:image-count="0" meta:object-count="0" meta:page-count="2" meta:paragraph-count="8" meta:word-count="327" meta:character-count="2418"/>
  </office:meta>
</office:document-meta>
</file>